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1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  <style:text-properties fo:color="#800000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text-properties fo:color="#000000"/>
    </style:style>
    <style:style style:name="P5" style:family="paragraph">
      <style:paragraph-properties fo:text-align="center"/>
      <style:text-properties fo:color="#4c4c4c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color="#e6e6e6"/>
    </style:style>
    <style:style style:name="T1" style:family="text">
      <style:text-properties fo:color="#008000"/>
    </style:style>
    <style:style style:name="T2" style:family="text">
      <style:text-properties fo:color="#800000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fo:color="#4c4c4c"/>
    </style:style>
    <style:style style:name="T6" style:family="text">
      <style:text-properties fo:color="#e6e6e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9.04cm" svg:height="9.04cm" svg:x="13.011cm" svg:y="10.547cm">
            <text:p text:style-name="P3"><text:span text:style-name="T3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Load Web Page</text:span>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9.04cm" svg:height="9.04cm" svg:x="13.011cm" svg:y="10.547cm">
            <text:p text:style-name="P3"><text:span text:style-name="T3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Log In</text:span>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g In with Anon Account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9.04cm" svg:height="9.04cm" svg:x="13.011cm" svg:y="10.547cm">
            <text:p text:style-name="P3"><text:span text:style-name="T3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Log In via Tor</text:span>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g In with Anon Account via Tor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9.04cm" svg:height="9.04cm" svg:x="13.011cm" svg:y="10.547cm">
            <text:p text:style-name="P3"><text:span text:style-name="T3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Log In to Site 2 via Tor</text:span><text:span text:style-name="T4"><text:line-break/></text:span><text:span text:style-name="T4">after logging in to Facebook</text:span>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Log In to Site 2 via Tor when you're always logged in to Google</text:span>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9.04cm" svg:height="9.04cm" svg:x="5.95cm" svg:y="10.549cm">
            <text:p text:style-name="P2"><text:span text:style-name="T2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1" draw:text-style-name="P1" draw:layer="layout" svg:width="9.04cm" svg:height="9.04cm" svg:x="9.483cm" svg:y="4.6cm">
            <text:p text:style-name="P1"><text:span text:style-name="T1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9.483cm" svg:y="4.6cm">
            <text:p text:style-name="P5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9.483cm" svg:y="4.6cm">
            <text:p text:style-name="P5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3" draw:text-style-name="P3" draw:layer="layout" svg:width="9.04cm" svg:height="9.04cm" svg:x="13.011cm" svg:y="10.547cm">
            <text:p text:style-name="P3"><text:span text:style-name="T3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9.483cm" svg:y="4.6cm">
            <text:p text:style-name="P5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5" draw:text-style-name="P5" draw:layer="layout" svg:width="9.04cm" svg:height="9.04cm" svg:x="9.483cm" svg:y="4.6cm">
            <text:p text:style-name="P5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5" draw:text-style-name="P5" draw:layer="layout" svg:width="9.04cm" svg:height="9.04cm" svg:x="9.483cm" svg:y="4.6cm">
            <text:p text:style-name="P5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5" draw:text-style-name="P5" draw:layer="layout" svg:width="9.04cm" svg:height="9.04cm" svg:x="9.483cm" svg:y="4.6cm">
            <text:p text:style-name="P5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9.04cm" svg:height="9.04cm" svg:x="5.95cm" svg:y="10.549cm">
            <text:p text:style-name="P5"><text:span text:style-name="T5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13.011cm" svg:y="10.547cm">
            <text:p text:style-name="P5"><text:span text:style-name="T5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7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8cm" svg:height="21cm" svg:x="0cm" svg:y="0cm" presentation:class="title" presentation:user-transformed="true">
          <draw:text-box>
            <text:p text:style-name="P8"><text:span text:style-name="T6">Previous Actions</text:span><text:span text:style-name="T6"><text:line-break/></text:span><text:span text:style-name="T6">and</text:span><text:span text:style-name="T6"><text:line-break/></text:span><text:span text:style-name="T6">Their Consequenc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https://site1.com</text:p>
                <text:list>
                  <text:list-item>
                    <text:p>G+, Twitter and Facebook images track your visit</text:p>
                  </text:list-item>
                  <text:list-item>
                    <text:p>Your ISP knows only the IP address of the request</text:p>
                  </text:list-item>
                  <text:list-item>
                    <text:p>Site1 knows which city you're in</text:p>
                  </text:list-item>
                </text:list>
              </text:list-item>
              <text:list-item>
                <text:p>Follow link to http://site2.com</text:p>
                <text:list>
                  <text:list-item>
                    <text:p>Google Analytics tracks your visit plus site1.com as referrer</text:p>
                  </text:list-item>
                  <text:list-item>
                    <text:p>Your ISP knows the full URL of the request</text:p>
                  </text:list-item>
                  <text:list-item>
                    <text:p>Site2 knows which city you'r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http://site3.com in a new tab</text:p>
                <text:list>
                  <text:list-item>
                    <text:p>Twitter image tracks your visit</text:p>
                  </text:list-item>
                  <text:list-item>
                    <text:p>Your ISP knows the full URL of the request</text:p>
                  </text:list-item>
                  <text:list-item>
                    <text:p>Site3 knows which city you're in</text:p>
                  </text:list-item>
                </text:list>
              </text:list-item>
              <text:list-item>
                <text:p>Send a tweet about site3.com</text:p>
                <text:list>
                  <text:list-item>
                    <text:p>Twitter knows which city this was sent from, maybe your GPS coordinates, and that you were on site1 and site2 just now</text:p>
                  </text:list-item>
                  <text:list-item>
                    <text:p>Your ISP knows you visited tw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Mitigation Options</text:span></text:p>
          </draw:text-box>
        </draw:frame>
        <draw:frame presentation:style-name="pr5" draw:text-style-name="P8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 text:style-name="P8"><text:span text:style-name="T6">Disable 3rd party tracking, by using plugins such as ghostery;</text:span></text:p>
              </text:list-item>
              <text:list-item>
                <text:p text:style-name="P8"><text:span text:style-name="T6">Stop your browser sending referrer URLs (this may break functionality of some sites);</text:span></text:p>
              </text:list-item>
              <text:list-item>
                <text:p text:style-name="P8"><text:span text:style-name="T6">Connect via VPN, secure proxy or Tor to mask your ISP assigned IP address and stop your ISP from logging your requests; and</text:span></text:p>
              </text:list-item>
              <text:list-item>
                <text:p text:style-name="P8"><text:span text:style-name="T6">Disable your browser's option to send geolocation informatio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https://yourbank.com</text:p>
                <text:list>
                  <text:list-item>
                    <text:p>Your ISP knows you visited your bank's web site</text:p>
                  </text:list-item>
                </text:list>
              </text:list-item>
              <text:list-item>
                <text:p>Open https://twitter.com in a new tab</text:p>
                <text:list>
                  <text:list-item>
                    <text:p>Your ISP knows you visited twitter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Turn off your comput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Turn on your computer</text:p>
              </text:list-item>
              <text:list-item>
                <text:p>Start Tor</text:p>
              </text:list-item>
              <text:list-item>
                <text:p>Open https://twitter.com in a new tab</text:p>
                <text:list>
                  <text:list-item>
                    <text:p>Your ISP knows nothing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Send an anonymous twe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If the police want to find out who sent that tweet:</text:p>
                <text:list>
                  <text:list-item>
                    <text:p>ask Twitter for logon history for sender of the tweet;</text:p>
                  </text:list-item>
                  <text:list-item>
                    <text:p>ask owners of IP addresses for details of logged on user, and browsing history around time of use of twitter site – find logs of requests to your bank; and</text:p>
                  </text:list-item>
                  <text:list-item>
                    <text:p>ask the bank for details of person who logged on at that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8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6">Mitigation Options</text:span></text:p>
          </draw:text-box>
        </draw:frame>
        <draw:frame presentation:style-name="pr5" draw:text-style-name="P8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 text:style-name="P8"><text:span text:style-name="T6">Use a proxy for only anonymous stuff</text:span></text:p>
                <text:list>
                  <text:list-item>
                    <text:p><text:span text:style-name="T6">Maybe use a separate browser that proxies, while keeping your default browser, not proxied, for non-anonymous activit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7" draw:text-style-name="P7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8cm" svg:height="21cm" svg:x="0cm" svg:y="0cm" presentation:class="title" presentation:user-transformed="true">
          <draw:text-box>
            <text:p text:style-name="P8"><text:span text:style-name="T6">Profilin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You search Google for tea recipes</text:p>
              </text:list-item>
              <text:list-item>
                <text:p>You follow a link</text:p>
              </text:list-item>
              <text:list-item>
                <text:p>You follow the rabit hole to coffee, </text:p>
                <text:list>
                  <text:list-item>
                    <text:p>Your ISP knows you visited your bank's web site</text:p>
                  </text:list-item>
                </text:list>
              </text:list-item>
              <text:list-item>
                <text:p>Open https://twitter.com in a new tab</text:p>
                <text:list>
                  <text:list-item>
                    <text:p>Your ISP knows you visited twitter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Turn off your comput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1-18T23:04:25</dc:date>
    <dc:creator>ben </dc:creator>
    <meta:editing-duration>PT2H39M49S</meta:editing-duration>
    <meta:editing-cycles>5</meta:editing-cycles>
    <meta:generator>LibreOffice/3.5$Linux_x86 LibreOffice_project/350m1$Build-2</meta:generator>
    <meta:document-statistic meta:object-count="175"/>
  </office:meta>
</office:document-meta>
</file>